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olbox.get( String key , Map &lt; String , Object &gt;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box.getKey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oolbox.getToolClass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oolbox.get( String key , String path , Map &lt; String , Object &gt;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oolbox.Toolbox( Map &lt; String , ToolInfo &gt; tool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box.hasPermission( ToolInfo info , String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oolbox.getFromCache( String key , String 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Toolbox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box.getAll( Map &lt; String , Object &gt;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oolbox.getFromInfo( String key , String path , Map &lt; String , Object &gt;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oolbox.get( String key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box.Toolbox( Map &lt; String , ToolInfo &gt; toolInfo , Map &lt; String , Object &gt; propert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oolbox.cacheData( Map &lt; String , Object &gt; 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olbox.combine( Toolbox ... toolbox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oolbox.get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